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risbane">
            <text:p>Brisbane</text:p>
          </table:table-cell>
          <table:table-cell office:value-type="string" office:value="radiocarbon">
            <text:p>radiocarbon</text:p>
          </table:table-cell>
          <table:table-cell office:value-type="string" office:value="SUA-855">
            <text:p>SUA-855</text:p>
          </table:table-cell>
          <table:table-cell office:value-type="float" office:value="-27.377">
            <text:p>-27.377</text:p>
          </table:table-cell>
          <table:table-cell office:value-type="float" office:value="153.1">
            <text:p>153.1</text:p>
          </table:table-cell>
          <table:table-cell office:value-type="float" office:value="4850.0">
            <text:p>4850.0</text:p>
          </table:table-cell>
          <table:table-cell office:value-type="float" office:value="160.0">
            <text:p>16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ewisEtal2013,HekelEtal1979">
            <text:p>LewisEtal2013,HekelEtal1979</text:p>
          </table:table-cell>
        </table:table-row>
        <table:table-row>
          <table:table-cell office:value-type="string" office:value="Brisbane">
            <text:p>Brisbane</text:p>
          </table:table-cell>
          <table:table-cell office:value-type="string" office:value="radiocarbon">
            <text:p>radiocarbon</text:p>
          </table:table-cell>
          <table:table-cell office:value-type="string" office:value="SUA-1251">
            <text:p>SUA-1251</text:p>
          </table:table-cell>
          <table:table-cell office:value-type="float" office:value="-27.18">
            <text:p>-27.18</text:p>
          </table:table-cell>
          <table:table-cell office:value-type="float" office:value="153.03">
            <text:p>153.03</text:p>
          </table:table-cell>
          <table:table-cell office:value-type="float" office:value="3780.0">
            <text:p>3780.0</text:p>
          </table:table-cell>
          <table:table-cell office:value-type="float" office:value="135.0">
            <text:p>135.0</text:p>
          </table:table-cell>
          <table:table-cell office:value-type="string" office:value="Shell (Anadara trapezia)">
            <text:p>Shell (Anadara trapezi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ewisEtal2013,Flood1983">
            <text:p>LewisEtal2013,Flood1983</text:p>
          </table:table-cell>
        </table:table-row>
        <table:table-row>
          <table:table-cell office:value-type="string" office:value="Brisbane">
            <text:p>Brisbane</text:p>
          </table:table-cell>
          <table:table-cell office:value-type="string" office:value="radiocarbon">
            <text:p>radiocarbon</text:p>
          </table:table-cell>
          <table:table-cell office:value-type="string" office:value="Hekel001">
            <text:p>Hekel001</text:p>
          </table:table-cell>
          <table:table-cell office:value-type="float" office:value="-27.502">
            <text:p>-27.502</text:p>
          </table:table-cell>
          <table:table-cell office:value-type="float" office:value="153.349">
            <text:p>153.349</text:p>
          </table:table-cell>
          <table:table-cell office:value-type="float" office:value="6700.0">
            <text:p>6700.0</text:p>
          </table:table-cell>
          <table:table-cell office:value-type="float" office:value="170.0">
            <text:p>170.0</text:p>
          </table:table-cell>
          <table:table-cell office:value-type="string" office:value="Coral (Favia)">
            <text:p>Coral (Favi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2">
            <text:p>0.2</text:p>
          </table:table-cell>
          <table:table-cell office:value-type="string" office:value="LewisEtal2013,HekelEtal1979">
            <text:p>LewisEtal2013,HekelEtal1979</text:p>
          </table:table-cell>
        </table:table-row>
        <table:table-row>
          <table:table-cell office:value-type="string" office:value="Brisbane">
            <text:p>Brisbane</text:p>
          </table:table-cell>
          <table:table-cell office:value-type="string" office:value="U-Th">
            <text:p>U-Th</text:p>
          </table:table-cell>
          <table:table-cell office:value-type="string" office:value="Jones-001">
            <text:p>Jones-001</text:p>
          </table:table-cell>
          <table:table-cell office:value-type="float" office:value="-27.336">
            <text:p>-27.336</text:p>
          </table:table-cell>
          <table:table-cell office:value-type="float" office:value="153.25">
            <text:p>153.25</text:p>
          </table:table-cell>
          <table:table-cell office:value-type="float" office:value="4600.0">
            <text:p>4600.0</text:p>
          </table:table-cell>
          <table:table-cell office:value-type="float" office:value="200.0">
            <text:p>200.0</text:p>
          </table:table-cell>
          <table:table-cell office:value-type="string" office:value="Coral (Acropora)">
            <text:p>Coral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2">
            <text:p>0.2</text:p>
          </table:table-cell>
          <table:table-cell office:value-type="string" office:value="LewisEtal2013,JonesEtal1978">
            <text:p>LewisEtal2013,JonesEtal1978</text:p>
          </table:table-cell>
        </table:table-row>
        <table:table-row>
          <table:table-cell office:value-type="string" office:value="Brisbane">
            <text:p>Brisbane</text:p>
          </table:table-cell>
          <table:table-cell office:value-type="string" office:value="radiocarbon">
            <text:p>radiocarbon</text:p>
          </table:table-cell>
          <table:table-cell office:value-type="string" office:value="SUA-1253">
            <text:p>SUA-1253</text:p>
          </table:table-cell>
          <table:table-cell office:value-type="float" office:value="-27.18">
            <text:p>-27.18</text:p>
          </table:table-cell>
          <table:table-cell office:value-type="float" office:value="153.03">
            <text:p>153.03</text:p>
          </table:table-cell>
          <table:table-cell office:value-type="float" office:value="5135.0">
            <text:p>5135.0</text:p>
          </table:table-cell>
          <table:table-cell office:value-type="float" office:value="170.0">
            <text:p>170.0</text:p>
          </table:table-cell>
          <table:table-cell office:value-type="string" office:value="Shell (Anadara trapezia)">
            <text:p>Shell (Anadara trapezi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ewisEtal2013,Flood1983">
            <text:p>LewisEtal2013,Flood1983</text:p>
          </table:table-cell>
        </table:table-row>
        <table:table-row>
          <table:table-cell office:value-type="string" office:value="Brisbane">
            <text:p>Brisbane</text:p>
          </table:table-cell>
          <table:table-cell office:value-type="string" office:value="radiocarbon">
            <text:p>radiocarbon</text:p>
          </table:table-cell>
          <table:table-cell office:value-type="string" office:value="SUA-856">
            <text:p>SUA-856</text:p>
          </table:table-cell>
          <table:table-cell office:value-type="float" office:value="-27.18">
            <text:p>-27.18</text:p>
          </table:table-cell>
          <table:table-cell office:value-type="float" office:value="153.03">
            <text:p>153.03</text:p>
          </table:table-cell>
          <table:table-cell office:value-type="float" office:value="6240.0">
            <text:p>6240.0</text:p>
          </table:table-cell>
          <table:table-cell office:value-type="float" office:value="125.0">
            <text:p>125.0</text:p>
          </table:table-cell>
          <table:table-cell office:value-type="string" office:value="Shell (Anadara trapezia)">
            <text:p>Shell (Anadara trapezi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Flood1983">
            <text:p>LewisEtal2013,Flood1983</text:p>
          </table:table-cell>
        </table:table-row>
        <table:table-row>
          <table:table-cell office:value-type="string" office:value="Brisbane">
            <text:p>Brisbane</text:p>
          </table:table-cell>
          <table:table-cell office:value-type="string" office:value="radiocarbon">
            <text:p>radiocarbon</text:p>
          </table:table-cell>
          <table:table-cell office:value-type="string" office:value="SUA-987">
            <text:p>SUA-987</text:p>
          </table:table-cell>
          <table:table-cell office:value-type="float" office:value="-27.276">
            <text:p>-27.276</text:p>
          </table:table-cell>
          <table:table-cell office:value-type="float" office:value="153.005">
            <text:p>153.005</text:p>
          </table:table-cell>
          <table:table-cell office:value-type="float" office:value="8390.0">
            <text:p>8390.0</text:p>
          </table:table-cell>
          <table:table-cell office:value-type="float" office:value="105.0">
            <text:p>105.0</text:p>
          </table:table-cell>
          <table:table-cell office:value-type="string" office:value="Wood (Eucalyptus propinqua)">
            <text:p>Wood (Eucalyptus propinqua)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7.5">
            <text:p>-7.5</text:p>
          </table:table-cell>
          <table:table-cell office:value-type="float" office:value="0.2">
            <text:p>0.2</text:p>
          </table:table-cell>
          <table:table-cell office:value-type="float" office:value="10.0">
            <text:p>10.0</text:p>
          </table:table-cell>
          <table:table-cell office:value-type="string" office:value="LewisEtal2013,Hofmann1980">
            <text:p>LewisEtal2013,Hofmann198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